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ematics/Electronic Selection:</text:p>
      <text:list xml:id="list7871175325941482562" text:style-name="L1">
        <text:list-item>
          <text:p text:style-name="P1">All Unused Inputs Terminated</text:p>
        </text:list-item>
        <text:list-item>
          <text:p text:style-name="P1">Race Conditions Checked</text:p>
        </text:list-item>
        <text:list-item>
          <text:p text:style-name="P1">Darlington Outputs (1.2V Low) Drive Logic Inputs</text:p>
        </text:list-item>
        <text:list-item>
          <text:p text:style-name="P1">Mating Connectors Are on Different Assemblies</text:p>
        </text:list-item>
        <text:list-item>
          <text:p text:style-name="P1">All Externally-Connected I/O Lines Filtered for RFI, Protected Against Static Discharge</text:p>
        </text:list-item>
        <text:list-item>
          <text:p text:style-name="P1">A Bypass Capacitor is Connected to Each IC</text:p>
        </text:list-item>
        <text:list-item>
          <text:p text:style-name="P1">Ratings Are All Verified</text:p>
          <text:list>
            <text:list-item>
              <text:p text:style-name="P1">Voltage (Capacitors)</text:p>
              <text:list>
                <text:list-item>
                  <text:p text:style-name="P1">Tantalum/Electrolytic Derated if Necessary</text:p>
                </text:list-item>
                <text:list-item>
                  <text:p text:style-name="P1">Capacitors Have More than 20% Overhead</text:p>
                </text:list-item>
              </text:list>
            </text:list-item>
            <text:list-item>
              <text:p text:style-name="P1">Power (Resistors)</text:p>
              <text:list>
                <text:list-item>
                  <text:p text:style-name="P1">Derated For Elevated Temperatures</text:p>
                </text:list-item>
              </text:list>
            </text:list-item>
            <text:list-item>
              <text:p text:style-name="P1">Current</text:p>
            </text:list-item>
          </text:list>
        </text:list-item>
        <text:list-item>
          <text:p text:style-name="P1">Each IC Has a Predictable or Controlled Power-Up State</text:p>
        </text:list-item>
        <text:list-item>
          <text:p text:style-name="P1">Information on Each Sheet</text:p>
          <text:list>
            <text:list-item>
              <text:p text:style-name="P1">Engineer</text:p>
            </text:list-item>
            <text:list-item>
              <text:p text:style-name="P1">Checked By</text:p>
            </text:list-item>
            <text:list-item>
              <text:p text:style-name="P1">Page Number</text:p>
            </text:list-item>
            <text:list-item>
              <text:p text:style-name="P1">Schematic Number</text:p>
            </text:list-item>
            <text:list-item>
              <text:p text:style-name="P1">Project</text:p>
            </text:list-item>
            <text:list-item>
              <text:p text:style-name="P1">Employer</text:p>
            </text:list-item>
          </text:list>
        </text:list-item>
        <text:list-item>
          <text:p text:style-name="P1">Filters For Every Transistor Gate/Base. Even in Processors</text:p>
        </text:list-item>
        <text:list-item>
          <text:p text:style-name="P1">Are There Filters on Analog/Digital Converter Pins</text:p>
        </text:list-item>
        <text:list-item>
          <text:p text:style-name="P1">Pull-Ups, Pull-Downs on ALL Relevant Pins (Diodes, Driving Processor Inputs, Transistor Gates, etc.)</text:p>
        </text:list-item>
        <text:list-item>
          <text:p text:style-name="P1">Impedance on Every Pin Feeding Directly into a Processor From Off-Board (A Transistor, Any Object to Keep Noise From Frying an IC)</text:p>
        </text:list-item>
        <text:list-item>
          <text:p text:style-name="P1">Too Much Capacitance on Any PWR Rail?</text:p>
        </text:list-item>
        <text:list-item>
          <text:p text:style-name="P1">All Op-Amps Must Be Negative Feedback, All Comparators Positive-Feedback (Make Allowances for Exceptions)</text:p>
        </text:list-item>
        <text:list-item>
          <text:p text:style-name="P1">Op-Amp/Comparator Polarity Verification</text:p>
        </text:list-item>
        <text:list-item>
          <text:p text:style-name="P1">Capacitors or Zeners Directly on Output of Op-Amps Should Have Impedance Separating</text:p>
        </text:list-item>
        <text:list-item>
          <text:p text:style-name="P1">Are Unused Op-Amps or Comparators Tied Down Properly?</text:p>
        </text:list-item>
        <text:list-item>
          <text:p text:style-name="P1">All Octocouplers and Caps Have Parallel Diodes, For Noise Immunity</text:p>
        </text:list-item>
        <text:list-item>
          <text:p text:style-name="P1">All User-Accessible Power Rails Are Short Circuit-Protected</text:p>
        </text:list-item>
        <text:list-item>
          <text:p text:style-name="P1">Dot Each Junction</text:p>
          <text:list>
            <text:list-item>
              <text:p text:style-name="P1">No Surplus Dots Where Connections Should Not Be</text:p>
            </text:list-item>
          </text:list>
        </text:list-item>
        <text:list-item>
          <text:p text:style-name="P1">Bus Common Signals</text:p>
        </text:list-item>
        <text:list-item>
          <text:p text:style-name="P1">Inputs on the Left, Outputs on the Right</text:p>
        </text:list-item>
        <text:list-item>
          <text:p text:style-name="P1">Minimum Character Numbers in All Values</text:p>
        </text:list-item>
        <text:list-item>
          <text:p text:style-name="P1">Consistent Character Size</text:p>
        </text:list-item>
        <text:list-item>
          <text:p text:style-name="P1">Printed at Readable Scale</text:p>
        </text:list-item>
        <text:list-item>
          <text:p text:style-name="P1">Reference Designators &amp; Values Assigned to Each Componen</text:p>
        </text:list-item>
        <text:list-item>
          <text:p text:style-name="P1">PCB Parts List Information For Each Component, if Required</text:p>
        </text:list-item>
        <text:list-item>
          <text:p text:style-name="P1"><text:soft-page-break/>Polarized Components Checked on Schematic</text:p>
        </text:list-item>
        <text:list-item>
          <text:p text:style-name="P1">Electrolyitic and Tantalum Capacitors Checked for No Reverse Voltage</text:p>
        </text:list-item>
        <text:list-item>
          <text:p text:style-name="P1">Power and GND Pins Listed for Each Component (Especially w/ Hidden PWR Pins)</text:p>
        </text:list-item>
        <text:list-item>
          <text:p text:style-name="P1">Check for Hidden PWR/GND Connections</text:p>
        </text:list-item>
        <text:list-item>
          <text:p text:style-name="P1">GND Connections Made First and Broken Last for Hot Pluggability</text:p>
        </text:list-item>
        <text:list-item>
          <text:p text:style-name="P1">Pull-Ups for All Open Collector Outputs</text:p>
        </text:list-item>
        <text:list-item>
          <text:p text:style-name="P1">Sufficient Power Rails For Analog Circuits</text:p>
        </text:list-item>
        <text:list-item>
          <text:p text:style-name="P1">“Crossover Distortion” Prevented</text:p>
        </text:list-item>
        <text:list-item>
          <text:p text:style-name="P1">Amplifiers Checked for Stability</text:p>
        </text:list-item>
        <text:list-item>
          <text:p text:style-name="P1">Oscillators Checked for Reliable Startup</text:p>
        </text:list-item>
        <text:list-item>
          <text:p text:style-name="P1">Noise Radiation Minimized</text:p>
        </text:list-item>
        <text:list-item>
          <text:p text:style-name="P1">Check Input Voltage Applied w/ Power Off</text:p>
        </text:list-item>
        <text:list-item>
          <text:p text:style-name="P1">Reset Circuit Design Reliable, Both Glitch-Free and Consistent</text:p>
        </text:list-item>
        <text:list-item>
          <text:p text:style-name="P1">Separate Analog Signals From Noisy or Digital Signals</text:p>
        </text:list-item>
        <text:list-item>
          <text:p text:style-name="P1">Check IC Datasheets for Undesired Behavior Conditions</text:p>
        </text:list-item>
        <text:list-item>
          <text:p text:style-name="P1">Determine Effects of Losing Each GND from a Connector</text:p>
        </text:list-item>
        <text:list-item>
          <text:p text:style-name="P1">Check Max. PWR Dissipation/Operating Temperatures</text:p>
        </text:list-item>
        <text:list-item>
          <text:p text:style-name="P1">Check Voltage Transients and High Voltages on FET Gates</text:p>
        </text:list-item>
        <text:list-item>
          <text:p text:style-name="P1">Check Failure Modes &amp; Effects of Failed Semiconductors</text:p>
        </text:list-item>
        <text:list-item>
          <text:p text:style-name="P1">Estimate Worst-Case Power Supply Current</text:p>
        </text:list-item>
        <text:list-item>
          <text:p text:style-name="P1">Check Pin Numbers on ALL Parts</text:p>
        </text:list-item>
        <text:list-item>
          <text:p text:style-name="P1">ROHS Compliance Review</text:p>
        </text:list-item>
        <text:list-item>
          <text:p text:style-name="P1">Part Obsolence/End-of-Life Review</text:p>
        </text:list-item>
        <text:list-item>
          <text:p text:style-name="P1">All No-Connect Pins Labeled N/C</text:p>
        </text:list-item>
        <text:list-item>
          <text:p text:style-name="P1">Text Does Not Overlap Anything on Schematics</text:p>
        </text:list-item>
        <text:list-item>
          <text:p text:style-name="P1">Card Edge Connectors Identify Mating Part</text:p>
        </text:list-item>
        <text:list-item>
          <text:p text:style-name="P1">Off-Board Connectors Identify All Signals, Even if Not Used</text:p>
        </text:list-item>
        <text:list-item>
          <text:p text:style-name="P1">Unpopulated Parts Annotated and Enclosed by Dashed-Line Box on Schematics</text:p>
        </text:list-item>
        <text:list-item>
          <text:p text:style-name="P1">Wires Are Connected in Verified Pins</text:p>
        </text:list-item>
        <text:list-item>
          <text:p text:style-name="P1">Clock Lines w/ Series Termination and Parallel Termination Component Locations Present Even if Not Populated. 0-Ohm Resistors for Series, Unpopulated Parts for Parallel Termination</text:p>
        </text:list-item>
        <text:list-item>
          <text:p text:style-name="P1">Diagnostic Resources by Design, Even if Unpopulated by Default</text:p>
        </text:list-item>
        <text:list-item>
          <text:p text:style-name="P1">Pin Names And Attributes on Symbols w/ Multifunction Pins Match Actual Design Usage</text:p>
        </text:list-item>
        <text:list-item>
          <text:p text:style-name="P1">Connect DIP Switches and Other Grouped I/O to Ports in a Logical Way</text:p>
        </text:list-item>
        <text:list-item>
          <text:p text:style-name="P1">Verify Proper Referenced Designations</text:p>
        </text:list-item>
        <text:list-item>
          <text:p text:style-name="P1">Avoid Direct Connections of Mode Pins or No-Connects To GND or VCC to Maximize Rework Options</text:p>
        </text:list-item>
        <text:list-item>
          <text:p text:style-name="P1">Get Applications Engineers From Manufacturer to Review Schematics Involving Their Parts, if Possible</text:p>
        </text:list-item>
        <text:list-item>
          <text:p text:style-name="P1">All PWR Nets Labeled Consistently</text:p>
        </text:list-item>
        <text:list-item>
          <text:p text:style-name="P1">Create Table of Contents, Block Diagram</text:p>
        </text:list-item>
        <text:list-item>
          <text:p text:style-name="P1">Show Active-Low Pin Symbols</text:p>
        </text:list-item>
        <text:list-item>
          <text:p text:style-name="P1"/>
        </text:list-item>
      </text:list>
      <text:p text:style-name="Standard">Layout Checklist;</text:p>
      <text:list xml:id="list5579494167765410374" text:style-name="L2">
        <text:list-item>
          <text:p text:style-name="P2">Placement:</text:p>
          <text:list>
            <text:list-item>
              <text:p text:style-name="P2"><text:soft-page-break/>Component Orientation Consistent</text:p>
            </text:list-item>
            <text:list-item>
              <text:p text:style-name="P2">Clearance for Extraction Tools</text:p>
            </text:list-item>
            <text:list-item>
              <text:p text:style-name="P2">Polarized Components Arranged Correctly</text:p>
            </text:list-item>
            <text:list-item>
              <text:p text:style-name="P2">Thru-Hole Components on a 50 mil Grid (Suggested)</text:p>
            </text:list-item>
            <text:list-item>
              <text:p text:style-name="P2">Verify All Connector Orientations</text:p>
            </text:list-item>
            <text:list-item>
              <text:p text:style-name="P2">Minimum Component Body Spacing (Keepouts)</text:p>
              <text:list>
                <text:list-item>
                  <text:p text:style-name="P2">At least 15 mils between parts (Check PCBFab)</text:p>
                </text:list-item>
              </text:list>
            </text:list-item>
            <text:list-item>
              <text:p text:style-name="P2">Bypass Caps Located Close to IC Pins</text:p>
            </text:list-item>
            <text:list-item>
              <text:p text:style-name="P2">All Series Terminators (RS-485, etc) Located Near Source</text:p>
            </text:list-item>
            <text:list-item>
              <text:p text:style-name="P2">I/O Drivers Located Near Where Their Signals Leave the Board</text:p>
            </text:list-item>
            <text:list-item>
              <text:p text:style-name="P2">Include Testpoints:</text:p>
              <text:list>
                <text:list-item>
                  <text:p text:style-name="P2">GND Turrets</text:p>
                </text:list-item>
                <text:list-item>
                  <text:p text:style-name="P2">PWR Rail Testpoints</text:p>
                </text:list-item>
                <text:list-item>
                  <text:p text:style-name="P2">All Important Signals</text:p>
                </text:list-item>
                <text:list-item>
                  <text:p text:style-name="P2">LABEL ALL</text:p>
                </text:list-item>
              </text:list>
            </text:list-item>
            <text:list-item>
              <text:p text:style-name="P2">EMI and RFI Filtering as Close as Possible to Exit/Entry Points in Shielded Areas</text:p>
            </text:list-item>
            <text:list-item>
              <text:p text:style-name="P2">Layout Such That Any Rework Doesn't Require Removal of Additional Components</text:p>
            </text:list-item>
            <text:list-item>
              <text:p text:style-name="P2">Potentiometers/Variable Components Should Increase Controlled Quantity Clockwise</text:p>
            </text:list-item>
            <text:list-item>
              <text:p text:style-name="P2">Mounting Holes</text:p>
              <text:list>
                <text:list-item>
                  <text:p text:style-name="P2">Electrically Isolated or Not?</text:p>
                </text:list-item>
                <text:list-item>
                  <text:p text:style-name="P2">Proper Clearance for Hardware</text:p>
                </text:list-item>
              </text:list>
            </text:list-item>
            <text:list-item>
              <text:p text:style-name="P2">Check Pad Shapes/Sizes</text:p>
            </text:list-item>
            <text:list-item>
              <text:p text:style-name="P2">Check Hole Shapes/Sizes</text:p>
            </text:list-item>
            <text:list-item>
              <text:p text:style-name="P2">Tooling Holes for Automated Assembly (Suggested)</text:p>
            </text:list-item>
            <text:list-item>
              <text:p text:style-name="P2">Sufficient Clearance for Socketed ICs, Switches</text:p>
            </text:list-item>
          </text:list>
        </text:list-item>
        <text:list-item>
          <text:p text:style-name="P2">Routing:</text:p>
          <text:list>
            <text:list-item>
              <text:p text:style-name="P2">Digital and Analog Signal Commons Joined at One Point</text:p>
            </text:list-item>
            <text:list-item>
              <text:p text:style-name="P2">Check for Traces Running under Noisy or Sensitive Components</text:p>
            </text:list-item>
            <text:list-item>
              <text:p text:style-name="P2">No Vias Under Poorly-Insulated Parts (Metal-Film Resistors, etc.)</text:p>
            </text:list-item>
            <text:list-item>
              <text:p text:style-name="P2">Check for Traces Susceptible to Solder Bridging</text:p>
            </text:list-item>
            <text:list-item>
              <text:p text:style-name="P2">Check for Dead-End Traces (Verify if Intentional)</text:p>
            </text:list-item>
            <text:list-item>
              <text:p text:style-name="P2">Ensure Schematic Software Did Not Separate Vcc/Vdd, Vss/GND, other necessary PWR nets</text:p>
            </text:list-item>
            <text:list-item>
              <text:p text:style-name="P2">Provide Multiple Vias for High-Current and/or Low-Impedance Traces</text:p>
            </text:list-item>
            <text:list-item>
              <text:p text:style-name="P2">Component and Trace Keepout Areas Enforced</text:p>
            </text:list-item>
            <text:list-item>
              <text:p text:style-name="P2">GND Planes Wherever Necessary and Possible</text:p>
            </text:list-item>
          </text:list>
        </text:list-item>
        <text:list-item>
          <text:p text:style-name="P2">Dimensions:</text:p>
          <text:list>
            <text:list-item>
              <text:p text:style-name="P2">Hole Diameters on DWG Are Finished Sizes, After Plating</text:p>
            </text:list-item>
            <text:list-item>
              <text:p text:style-name="P2">Finished Hole Diameters are Larger than Lead (&gt;=10 mils)</text:p>
            </text:list-item>
            <text:list-item>
              <text:p text:style-name="P2">Silkscreen Legend Text Weight (&gt;=10 mils)</text:p>
            </text:list-item>
            <text:list-item>
              <text:p text:style-name="P2">Pads Larger Than Finished Holes (&gt;=15 mils)</text:p>
            </text:list-item>
            <text:list-item>
              <text:p text:style-name="P2">Board Edge Keepout</text:p>
              <text:list>
                <text:list-item>
                  <text:p text:style-name="P2">Components: <text:s/>(&gt;=0.2”)</text:p>
                </text:list-item>
                <text:list-item>
                  <text:p text:style-name="P2">Test Pads/Points: (&gt;=0.2”)</text:p>
                </text:list-item>
                <text:list-item>
                  <text:p text:style-name="P2">Traces: (&gt;=20 mils)</text:p>
                </text:list-item>
              </text:list>
            </text:list-item>
            <text:list-item>
              <text:p text:style-name="P2"><text:soft-page-break/>Thru-Hole Tolerance:</text:p>
              <text:list>
                <text:list-item>
                  <text:p text:style-name="P2">Drill Tolerance Noted</text:p>
                </text:list-item>
                <text:list-item>
                  <text:p text:style-name="P2">Soldermask Tolerance Noted</text:p>
                </text:list-item>
                <text:list-item>
                  <text:p text:style-name="P2">Route Tolerance Noted</text:p>
                </text:list-item>
                <text:list-item>
                  <text:p text:style-name="P2">Clearance Tolerance Noted</text:p>
                </text:list-item>
                <text:list-item>
                  <text:p text:style-name="P2">Silkscreen Tolerance Noted</text:p>
                </text:list-item>
              </text:list>
            </text:list-item>
            <text:list-item>
              <text:p text:style-name="P2">Trace Width:</text:p>
              <text:list>
                <text:list-item>
                  <text:p text:style-name="P2">Sufficient For High Current</text:p>
                </text:list-item>
                <text:list-item>
                  <text:p text:style-name="P2">Sufficient For High Voltage</text:p>
                </text:list-item>
              </text:list>
            </text:list-item>
          </text:list>
        </text:list-item>
        <text:list-item>
          <text:p text:style-name="P2">Silkscreen:</text:p>
          <text:list>
            <text:list-item>
              <text:p text:style-name="P2">No Silkscreen Over Vias (Unless Soldermasked)</text:p>
            </text:list-item>
            <text:list-item>
              <text:p text:style-name="P2">All Legend Text Reads in One or Two Directions</text:p>
            </text:list-item>
            <text:list-item>
              <text:p text:style-name="P2">Company Logo on Legend/In Foil</text:p>
            </text:list-item>
            <text:list-item>
              <text:p text:style-name="P2">Copyright Notice on PCB</text:p>
            </text:list-item>
            <text:list-item>
              <text:p text:style-name="P2">Date Code on PCB</text:p>
            </text:list-item>
            <text:list-item>
              <text:p text:style-name="P2">PCB Part Number on PCB</text:p>
            </text:list-item>
            <text:list-item>
              <text:p text:style-name="P2">PCB Revision Number on PCB</text:p>
            </text:list-item>
            <text:list-item>
              <text:p text:style-name="P2">Assembly Revision Blank on Silkscreen</text:p>
            </text:list-item>
            <text:list-item>
              <text:p text:style-name="P2">All Text Visible and Readable When PCB is Populated</text:p>
            </text:list-item>
            <text:list-item>
              <text:p text:style-name="P2">All ICs have Pin One Clearly Marked, Visible w/ Chip Installed</text:p>
            </text:list-item>
            <text:list-item>
              <text:p text:style-name="P2">High Pin-Count ICs and Connectors Have Corner Pins Numbered</text:p>
            </text:list-item>
            <text:list-item>
              <text:p text:style-name="P2">Silkscreen Tick Marks for Every 5<text:span text:style-name="T1">th</text:span> or 10<text:span text:style-name="T1">th</text:span> Pin on High Pin-Count ICs and Connector</text:p>
            </text:list-item>
          </text:list>
        </text:list-item>
      </text:list>
      <text:p text:style-name="Standard">Miscellaneous:</text:p>
      <text:list xml:id="list30161196" text:continue-numbering="true" text:style-name="L2">
        <text:list-item>
          <text:list>
            <text:list-item>
              <text:p text:style-name="P2">CAD Design Rules Checklist Must Be Turned On</text:p>
            </text:list-item>
            <text:list-item>
              <text:p text:style-name="P2">High Frequency Circuitry Precautions Observed</text:p>
            </text:list-item>
            <text:list-item>
              <text:p text:style-name="P2">Extra Connectors and IC Pins Accessible on Prototype Boards, for Rework</text:p>
            </text:list-item>
            <text:list-item>
              <text:p text:style-name="P2">Check Hole Diameters for Non-Standard Components (Rectangular Pins, Spring Pins, etc)</text:p>
            </text:list-item>
            <text:list-item>
              <text:p text:style-name="P2">Soldermask Does or Doesn't Cover Vias</text:p>
            </text:list-item>
            <text:list-item>
              <text:p text:style-name="P2">No Acute Inside Angles in Traces or Copper Pour</text:p>
            </text:list-item>
            <text:list-item>
              <text:p text:style-name="P2">Soldermask Swell Checked</text:p>
            </text:list-item>
            <text:list-item>
              <text:p text:style-name="P2">Manual Netlist Check</text:p>
              <text:list>
                <text:list-item>
                  <text:p text:style-name="P2">Check For 1-Pin Connections</text:p>
                </text:list-item>
              </text:list>
            </text:list-item>
            <text:list-item>
              <text:p text:style-name="P2">Drill Origin Is a Tooling Hole</text:p>
            </text:list-item>
            <text:list-item>
              <text:p text:style-name="P2">PCB Thickness, Cu Weight Noted</text:p>
            </text:list-item>
            <text:list-item>
              <text:p text:style-name="P2">Thermal Reliefs For Internal Power Layers</text:p>
            </text:list-item>
            <text:list-item>
              <text:p text:style-name="P2">Pastemask Openings are Properly Sized</text:p>
            </text:list-item>
            <text:list-item>
              <text:p text:style-name="P2">Blind and Buried Vias Allowed on Multilayer PCB (Check PCBFab)</text:p>
            </text:list-item>
            <text:list-item>
              <text:p text:style-name="P2">PCB Layout Panlized Correctly</text:p>
            </text:list-item>
            <text:list-item>
              <text:p text:style-name="P2">High-Frequency Crystal Cases are Flush to PCB and GNDed</text:p>
            </text:list-item>
          </text:list>
        </text:list-item>
      </text:list>
      <text:p text:style-name="Standard">PCB Assembly Guidelines:</text:p>
      <text:list xml:id="list8607639912279487401" text:style-name="L3">
        <text:list-item>
          <text:p text:style-name="P3">Miscellaneous Parts on Bill of Materials and Assembly Notes for Same: Hardware, Heatsinks, Heatsink Compounds, IC Sockets, Consumables (Epoxy, Threadloc, Heatshrink, etc.)</text:p>
        </text:list-item>
        <text:list-item>
          <text:p text:style-name="P3">Assembly Notes For All Special Operations</text:p>
        </text:list-item>
        <text:list-item>
          <text:p text:style-name="P3">Conformal Coating</text:p>
        </text:list-item>
        <text:list-item>
          <text:p text:style-name="P3">Explicit Static Handling Precautions Required For Assembly and Test</text:p>
        </text:list-item>
      </text:list>
      <text:p text:style-name="Standard"><text:soft-page-break/>Maintainability:</text:p>
      <text:list xml:id="list448340158326983597" text:style-name="L4">
        <text:list-item>
          <text:p text:style-name="P4">Easy Disassembly and Reassembly</text:p>
        </text:list-item>
        <text:list-item>
          <text:p text:style-name="P4">Fuses Accessible and Labeled</text:p>
        </text:list-item>
        <text:list-item>
          <text:p text:style-name="P4">Self-Test Mode</text:p>
        </text:list-item>
        <text:list-item>
          <text:p text:style-name="P4">Spare Parts Available</text:p>
        </text:list-item>
        <text:list-item>
          <text:p text:style-name="P4">Status LEDs on PCB</text:p>
        </text:list-item>
        <text:list-item>
          <text:p text:style-name="P4">Event Logging of Exceptional Conditions</text:p>
        </text:list-item>
        <text:list-item>
          <text:p text:style-name="P4">Vibration Tolerance of Entire Assembly and Individual Modules</text:p>
        </text:list-item>
        <text:list-item>
          <text:p text:style-name="P4">Surge Current Magnitude Through Semiconductors Within Rating</text:p>
        </text:list-item>
        <text:list-item>
          <text:p text:style-name="P4">Thermal Cycling Excursions Internal to Components and Assemblies Within Acceptable Limits</text:p>
        </text:list-item>
        <text:list-item>
          <text:p text:style-name="P4">Capacitors Mounted Below or Away From Heat-Dissipating Devices Such as Transformers</text:p>
        </text:list-item>
        <text:list-item>
          <text:p text:style-name="P4">Resistance and Tolerance of Entire Product to Static Discharge Via Any Path</text:p>
        </text:list-item>
      </text:list>
      <text:p text:style-name="Standard">Electrical Safety:</text:p>
      <text:list xml:id="list885062621346627073" text:style-name="L5">
        <text:list-item>
          <text:p text:style-name="P5">Fuse and Circuit Breaker Size and Characteristics</text:p>
        </text:list-item>
        <text:list-item>
          <text:p text:style-name="P5">Fuse Sizes Marked Near Fuse Holder</text:p>
        </text:list-item>
        <text:list-item>
          <text:p text:style-name="P5">Room to Remove Fuse Without Damaging Other Components</text:p>
        </text:list-item>
        <text:list-item>
          <text:p text:style-name="P5">Spare Fuse Storage</text:p>
        </text:list-item>
        <text:list-item>
          <text:p text:style-name="P5">Shock Hazards</text:p>
        </text:list-item>
        <text:list-item>
          <text:p text:style-name="P5">Radiated Energy Warnings and Shields</text:p>
        </text:list-item>
        <text:list-item>
          <text:p text:style-name="P5">Applicable Standards Checked</text:p>
        </text:list-item>
        <text:list-item>
          <text:p text:style-name="P5">Protection Against Liquids and Foreign Objects</text:p>
        </text:list-item>
      </text:list>
      <text:p text:style-name="Standard">Wired Assemblies:</text:p>
      <text:list xml:id="list7663341964886239558" text:style-name="L6">
        <text:list-item>
          <text:p text:style-name="P6">Wire Gauge Compatibility Check</text:p>
        </text:list-item>
        <text:list-item>
          <text:p text:style-name="P6">Cable Ties Shown Where Necessary</text:p>
        </text:list-item>
        <text:list-item>
          <text:p text:style-name="P6">Length &amp; Color of Each Wire Indicated</text:p>
        </text:list-item>
        <text:list-item>
          <text:p text:style-name="P6">Notes of Application of Wire Terminations</text:p>
        </text:list-item>
      </text:list>
      <text:p text:style-name="Standard">Testability:</text:p>
      <text:list xml:id="list7042575695436284112" text:style-name="L7">
        <text:list-item>
          <text:p text:style-name="P7">Testpoints on PCBs For Critical Circuits, Hard to Reach Nets</text:p>
        </text:list-item>
        <text:list-item>
          <text:p text:style-name="P7">Testpads for In-Circuit or Bed-of-Nails Functional Testing</text:p>
        </text:list-item>
        <text:list-item>
          <text:p text:style-name="P7">Testpads on a Regular Grid (0.100” / 2.54mm spaced)</text:p>
        </text:list-item>
        <text:list-item>
          <text:p text:style-name="P7">Consistent Sizing:</text:p>
          <text:list>
            <text:list-item>
              <text:p text:style-name="P7">Min. = (0.025” /0.635mm) ,Typ. = (0.035”/0.89mm – 0.045”/1.14mm)</text:p>
            </text:list-item>
            <text:list-item>
              <text:p text:style-name="P7">Top Pads: Min. = (0.035”/0.89mm)</text:p>
            </text:list-item>
          </text:list>
        </text:list-item>
        <text:list-item>
          <text:p text:style-name="P7">Ensure none of the nearby components are not so tall that they interfere with probe access</text:p>
        </text:list-item>
        <text:list-item>
          <text:p text:style-name="P7">Test Procedure Written For Each Test Phase</text:p>
        </text:list-item>
        <text:list-item>
          <text:p text:style-name="P7">Special Test Arrangements and Connectors For Testing</text:p>
        </text:list-item>
      </text:list>
      <text:p text:style-name="Standard">Bill of Materials/Parts Lists:</text:p>
      <text:list xml:id="list6781025518736674667" text:style-name="L8">
        <text:list-item>
          <text:p text:style-name="P8">Each Component Has Quantity, Reference Designator, and Description</text:p>
        </text:list-item>
        <text:list-item>
          <text:p text:style-name="P8">List Qualified Part Numbers for Specialized Devices</text:p>
        </text:list-item>
        <text:list-item>
          <text:p text:style-name="P8">Suggestions for Alternate Mfrs/Part No.s Listed</text:p>
        </text:list-item>
        <text:list-item>
          <text:p text:style-name="P8">Price, Availability, and Lead Time Checked For Each Part</text:p>
        </text:list-item>
      </text:list>
      <text:p text:style-name="Standard">Mechanical Drawings:</text:p>
      <text:list xml:id="list4138457425479792602" text:style-name="L9">
        <text:list-item>
          <text:p text:style-name="P9">Standard Title Block and Border</text:p>
        </text:list-item>
        <text:list-item>
          <text:p text:style-name="P9">No Dimensions on the Material</text:p>
        </text:list-item>
        <text:list-item>
          <text:p text:style-name="P9">Every Feature Must Have X and Y Dimension (including radius, diameter, etc.)</text:p>
        </text:list-item>
        <text:list-item>
          <text:p text:style-name="P9"><text:soft-page-break/>Every Hole Must Be Checked For Alignment w/ Mating Holes in Other Parts</text:p>
        </text:list-item>
        <text:list-item>
          <text:p text:style-name="P9">Check All Hole Diameters</text:p>
        </text:list-item>
        <text:list-item>
          <text:p text:style-name="P9">Tolerance for Sheet Metal Feature Position</text:p>
        </text:list-item>
        <text:list-item>
          <text:p text:style-name="P9">Tolerance for Sheet Metal Holes</text:p>
        </text:list-item>
        <text:list-item>
          <text:p text:style-name="P9">Material Specified</text:p>
        </text:list-item>
        <text:list-item>
          <text:p text:style-name="P9">Finish Specified</text:p>
        </text:list-item>
        <text:list-item>
          <text:p text:style-name="P9">Units Specified</text:p>
        </text:list-item>
        <text:list-item>
          <text:p text:style-name="P9">Debur/Brush Specified</text:p>
        </text:list-item>
        <text:list-item>
          <text:p text:style-name="P9">Special Operation Notes Included</text:p>
        </text:list-item>
        <text:list-item>
          <text:p text:style-name="P9">File Names, Pg. No. On Each Sheet</text:p>
        </text:list-item>
        <text:list-item>
          <text:p text:style-name="P9">CAD Layers Shown</text:p>
        </text:list-item>
        <text:list-item>
          <text:p text:style-name="P9">All Hardware Specified and Listed</text:p>
        </text:list-item>
        <text:list-item>
          <text:p text:style-name="P9">Screw Lengths Checked; Extra Thread Required</text:p>
        </text:list-item>
        <text:list-item>
          <text:p text:style-name="P9">Hole Diameters Checked for Screws &amp; Threads</text:p>
        </text:list-item>
        <text:list-item>
          <text:p text:style-name="P9">Tapped Hole Thread Details</text:p>
        </text:list-item>
      </text:list>
      <text:p text:style-name="Standard">Software:</text:p>
      <text:list xml:id="list2856152876108853784" text:style-name="L10">
        <text:list-item>
          <text:p text:style-name="P10">Each Version Archived (Version Control)</text:p>
        </text:list-item>
        <text:list-item>
          <text:p text:style-name="P10">Loops Checked for Terminating Conditions</text:p>
        </text:list-item>
        <text:list-item>
          <text:p text:style-name="P10">Communications Timeouts Checked</text:p>
        </text:list-item>
        <text:list-item>
          <text:p text:style-name="P10">All Branches Tested</text:p>
        </text:list-item>
        <text:list-item>
          <text:p text:style-name="P10">Revision History Noted For All Changes</text:p>
        </text:list-item>
        <text:list-item>
          <text:p text:style-name="P10">CPU Utilization Measured</text:p>
        </text:list-item>
        <text:list-item>
          <text:p text:style-name="P10">Interrupt Response Time Measured</text:p>
        </text:list-item>
        <text:list-item>
          <text:p text:style-name="P10">Interrupt Execution Time Measured</text:p>
        </text:list-item>
        <text:list-item>
          <text:p text:style-name="P10">Naming Conventions Consistent and Relevant to Humans</text:p>
        </text:list-item>
        <text:list-item>
          <text:p text:style-name="P10">Adherence to Coding Style Standards</text:p>
        </text:list-item>
        <text:list-item>
          <text:p text:style-name="P10">Power-Up, Power-Down Considerations</text:p>
        </text:list-item>
        <text:list-item>
          <text:p text:style-name="P10">Unused Vectors Trapped to Restart or Damage Control Routine</text:p>
        </text:list-item>
        <text:list-item>
          <text:p text:style-name="P10">Unused ROM Space Loaded w/ Trap or Restart Instructions</text:p>
        </text:list-item>
        <text:list-item>
          <text:p text:style-name="P10">Warm and Cold Reset Differences</text:p>
        </text:list-item>
        <text:list-item>
          <text:p text:style-name="P10">Non-Volatile Memory Corruption Possibilities Checked During Power-Up, Power-Down, and Gone-Wild Conditions</text:p>
        </text:list-item>
        <text:list-item>
          <text:p text:style-name="P10">Design Notes Within or Separated from Code</text:p>
        </text:list-item>
        <text:list-item>
          <text:p text:style-name="P10">Check FIFO and Buffer Overruns</text:p>
        </text:list-item>
        <text:list-item>
          <text:p text:style-name="P10">Check Critical Timer Driver Code</text:p>
        </text:list-item>
        <text:list-item>
          <text:p text:style-name="P10">Check For Odd Address Usage on 16/32-Bit Micros, Especially an Odd Stack Pointer</text:p>
        </text:list-item>
        <text:list-item>
          <text:p text:style-name="P10">Use a LINT Utility on C Programs to Find Subtle Problems</text:p>
        </text:list-item>
        <text:list-item>
          <text:p text:style-name="P10">Program's Data Structures Contain Version Numbers</text:p>
        </text:list-item>
      </text:list>
      <text:p text:style-name="Standard"/>
      <text:p text:style-name="Standard">Documentation:</text:p>
      <text:list xml:id="list7361566356277087715" text:style-name="L11">
        <text:list-item>
          <text:p text:style-name="P11">End-User Instructions: Unpacking, Use, Warranty, Service, Troubleshooting Guidelines</text:p>
        </text:list-item>
        <text:list-item>
          <text:p text:style-name="P11">Service Manual: Troubleshooting Procedures, Parts Lists, Contact Info.</text:p>
        </text:list-item>
        <text:list-item>
          <text:p text:style-name="P11">Design Notes: ECNs, Reasons for Changes</text:p>
        </text:list-item>
        <text:list-item>
          <text:p text:style-name="P11">Any Information That May Be Lost if Designers Depart the Organ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Smith</meta:initial-creator>
    <meta:creation-date>2015-09-13T15:20:14</meta:creation-date>
    <dc:date>2015-09-17T10:00:20.90</dc:date>
    <dc:creator>Daniel Smith</dc:creator>
    <meta:editing-duration>PT2H31M12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6" meta:paragraph-count="258" meta:word-count="1813" meta:character-count="11078"/>
  </office:meta>
</office:document-meta>
</file>